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07.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Default"/>
        <table:table-row table:style-name="ro1">
          <table:table-cell table:style-name="ce8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Date Issue</text:p>
          </table:table-cell>
          <table:table-cell table:style-name="ce10" office:value-type="string" calcext:value-type="string">
            <text:p>2017-01-2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# Pins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,C41-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3:BOM.E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-00-00</text:date>, <text:time style:data-style-name="N2" text:time-value="19:40:06.97962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1:12.899672500</dc:date>
    <meta:editing-duration>PT3H18M44S</meta:editing-duration>
    <meta:editing-cycles>167</meta:editing-cycles>
    <meta:generator>LibreOffice/5.1.4.2$Linux_X86_64 LibreOffice_project/10m0$Build-2</meta:generator>
    <meta:print-date>2016-12-24T10:00:00.013584107</meta:print-date>
    <meta:document-statistic meta:table-count="2" meta:cell-count="480" meta:object-count="0"/>
  </office:meta>
</office:document-meta>
</file>